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ndMessage.getSu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Message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Message.doCheckExecutionCondit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ndMessage.initParame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ndMessage.do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endMessage.getRecip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